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table:formula="of:=(([.B7]/10)-[.$B$15])^2" office:value-type="float" office:value="0.00000900000000000068">
            <text:p>0,000009</text:p>
          </table:table-cell>
          <table:table-cell table:formula="of:=[.B7]/10" office:value-type="float" office:value="1.975">
            <text:p>1,975</text:p>
          </table:table-cell>
          <table:table-cell table:number-columns-repeated="2"/>
          <table:table-cell office:value-type="float" office:value="0.995">
            <text:p>0,995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table:formula="of:=(([.B8]/10)-[.$B$15])^2" office:value-type="float" office:value="0.00000900000000000068">
            <text:p>0,000009</text:p>
          </table:table-cell>
          <table:table-cell table:formula="of:=[.B8]/10" office:value-type="float" office:value="1.975">
            <text:p>1,975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66">
            <text:p>19,66</text:p>
          </table:table-cell>
          <table:table-cell table:formula="of:=(([.B9]/10)-[.$B$15])^2" office:value-type="float" office:value="0.0000360000000000001">
            <text:p>0,000036</text:p>
          </table:table-cell>
          <table:table-cell table:formula="of:=[.B9]/10" office:value-type="float" office:value="1.966">
            <text:p>1,966</text:p>
          </table:table-cell>
          <table:table-cell table:number-columns-repeated="5"/>
          <table:table-cell table:formula="of:=4*3.1415926^2*[.G7]/([.B15])^2" office:value-type="float" office:value="10.1011072294608">
            <text:p>10,101107229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433914440685182">
            <text:p>0,0433914441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9.72">
            <text:p>19,72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972">
            <text:p>1,972</text:p>
          </table:table-cell>
          <table:table-cell table:formula="of:=[.B15]" office:value-type="float" office:value="1.972">
            <text:p>1,97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578940768812424">
            <text:p>5,78940768812424E-006</text:p>
          </table:table-cell>
          <table:table-cell office:value-type="string">
            <text:p>mit t vert</text:p>
          </table:table-cell>
          <table:table-cell table:formula="of:=[.C17]*1.32" office:value-type="float" office:value="0.000007642018148324">
            <text:p>0,00000764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3^(1/2))" office:value-type="float" office:value="0.00577350269189626">
            <text:p>0,005773502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7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578072011665571">
            <text:p>0,0057807201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2:2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41:48.81</meta:creation-date>
    <meta:editing-duration>PT8M42S</meta:editing-duration>
    <meta:editing-cycles>3</meta:editing-cycles>
    <meta:generator>OpenOffice/4.1.4$Win32 OpenOffice.org_project/414m5$Build-9788</meta:generator>
    <dc:title>Daten Länge</dc:title>
    <dc:date>2017-10-31T22:28:38.77</dc:date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.ots" meta:date="2017-10-31T17:23:29"/>
  </office:meta>
</office:document-meta>
</file>